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32fb1" officeooo:paragraph-rsid="00132fb1" style:font-size-asian="13.1000003814697pt" style:font-size-complex="15pt"/>
    </style:style>
    <style:style style:name="P2" style:family="paragraph" style:parent-style-name="Standard">
      <style:text-properties fo:font-size="15pt" officeooo:rsid="0014e51a" officeooo:paragraph-rsid="0014e51a" style:font-size-asian="13.1000003814697pt" style:font-size-complex="15pt"/>
    </style:style>
    <style:style style:name="P3" style:family="paragraph" style:parent-style-name="Standard">
      <style:text-properties fo:font-size="15pt" officeooo:rsid="0014e51a" officeooo:paragraph-rsid="00182e4c" style:font-size-asian="13.1000003814697pt" style:font-size-complex="15pt"/>
    </style:style>
    <style:style style:name="P4" style:family="paragraph" style:parent-style-name="Standard">
      <style:text-properties fo:font-size="15pt" officeooo:rsid="0016b2bb" officeooo:paragraph-rsid="0016b2bb" style:font-size-asian="13.1000003814697pt" style:font-size-complex="15pt"/>
    </style:style>
    <style:style style:name="P5" style:family="paragraph" style:parent-style-name="Standard">
      <style:text-properties fo:font-size="15pt" officeooo:rsid="0016b2bb" officeooo:paragraph-rsid="00182e4c" style:font-size-asian="13.1000003814697pt" style:font-size-complex="15pt"/>
    </style:style>
    <style:style style:name="P6" style:family="paragraph" style:parent-style-name="Standard">
      <style:text-properties fo:font-size="15pt" officeooo:rsid="00182e4c" officeooo:paragraph-rsid="00182e4c" style:font-size-asian="13.1000003814697pt" style:font-size-complex="15pt"/>
    </style:style>
    <style:style style:name="T1" style:family="text">
      <style:text-properties officeooo:rsid="0014e51a"/>
    </style:style>
    <style:style style:name="T2" style:family="text">
      <style:text-properties officeooo:rsid="0016b2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MRRC Runnin' of the Green Mini Team Grand Prix</text:p>
      <text:p text:style-name="P3"/>
      <text:p text:style-name="P3">Prizes: $400, $300, $200, $100, $75, $50, $35, $25</text:p>
      <text:p text:style-name="P1"/>
      <text:p text:style-name="P1">Teams of 4 consisting of</text:p>
      <text:p text:style-name="P1"/>
      <text:p text:style-name="P1">MALE</text:p>
      <text:p text:style-name="P1">FEMALE</text:p>
      <text:p text:style-name="P1">AGEGRADED1 (Male or Female)</text:p>
      <text:p text:style-name="P1">AGEGRADED2 (Male or Female)</text:p>
      <text:p text:style-name="P1"/>
      <text:p text:style-name="P1">Team members DO NOT have to be from same USATF team</text:p>
      <text:p text:style-name="P1">In fact it may be advantageous to form a team from different teams (meet new people). <text:s/>Team members all need to be HMRRC members.</text:p>
      <text:p text:style-name="P1"/>
      <text:p text:style-name="P1">Scoring: <text:s/>MALE and FEMALE do not have to have their times adjusted</text:p>
      <text:p text:style-name="P1">AGEGRADED1 and AGEGRADED2 have their times age graded.</text:p>
      <text:p text:style-name="P1"/>
      <text:p text:style-name="P1">Hypothetical Example: <text:s/>Joe Smith (Male 27, 20:35), Jane Smith (Female 28, 22:54), Frank Smith (Age Graded Male 6<text:span text:style-name="T1">6</text:span>, 24:<text:span text:style-name="T1">52</text:span>), Fran Smith (Age graded Female, 5<text:span text:style-name="T1">6</text:span>, 26:<text:span text:style-name="T1">37</text:span>)</text:p>
      <text:p text:style-name="P1"/>
      <text:p text:style-name="P1">Joe and Jane would not have their times changed. <text:s/>Frank and Fran would have their times gender and age adjusted and the final result would be</text:p>
      <text:p text:style-name="P1"/>
      <text:p text:style-name="P1">Joe: 20:35</text:p>
      <text:p text:style-name="P1">Jane: 22:54</text:p>
      <text:p text:style-name="P1">Frank: <text:span text:style-name="T1">20:25 (age adjusted from 24:52)*</text:span></text:p>
      <text:p text:style-name="P2">Fran: 20:46 (age and gender adjusted from 26:37)*</text:p>
      <text:p text:style-name="P2">Total: 124:40</text:p>
      <text:p text:style-name="P2"/>
      <text:p text:style-name="P2">* <text:span text:style-name="T2">adjustment tables and formulas will be open and placed on github for peer review, Jan 2017.</text:span></text:p>
      <text:p text:style-name="P2"/>
      <text:p text:style-name="P5">Sign up: </text:p>
      <text:p text:style-name="P5">a) sign up for Runnin' of the Green. </text:p>
      <text:p text:style-name="P4">b) e-mail <text:a xlink:type="simple" xlink:href="mailto:bnorthan@gmail.com">bnorthan@gmail.com</text:a> with team info. <text:s/></text:p>
      <text:p text:style-name="P6">or</text:p>
      <text:p text:style-name="P4">c) post team member names on message on: https://www.facebook.com/rotgusa/</text:p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06:25:30.238500404</meta:creation-date>
    <dc:date>2016-12-22T07:28:42.696365498</dc:date>
    <meta:editing-duration>PT10M59S</meta:editing-duration>
    <meta:editing-cycles>1</meta:editing-cycles>
    <meta:document-statistic meta:table-count="0" meta:image-count="0" meta:object-count="0" meta:page-count="2" meta:paragraph-count="24" meta:word-count="203" meta:character-count="1173" meta:non-whitespace-character-count="986"/>
    <meta:generator>LibreOffice/4.2.8.2$Linux_X86_64 LibreOffice_project/420m0$Build-2</meta:generator>
  </office:meta>
</office:document-meta>
</file>